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75879" officeooo:paragraph-rsid="00149484"/>
    </style:style>
    <style:style style:name="P2" style:family="paragraph" style:parent-style-name="Standard">
      <style:text-properties officeooo:rsid="002205a9" officeooo:paragraph-rsid="00150aa6"/>
    </style:style>
    <style:style style:name="P3" style:family="paragraph" style:parent-style-name="Standard">
      <style:paragraph-properties fo:text-align="center" style:justify-single-word="false"/>
      <style:text-properties officeooo:rsid="002205a9" officeooo:paragraph-rsid="00150aa6"/>
    </style:style>
    <style:style style:name="P4" style:family="paragraph" style:parent-style-name="Standard" style:list-style-name="L1">
      <style:text-properties officeooo:rsid="0023ebad" officeooo:paragraph-rsid="00149484"/>
    </style:style>
    <style:style style:name="P5" style:family="paragraph" style:parent-style-name="Standard">
      <style:text-properties officeooo:rsid="0023ebad" officeooo:paragraph-rsid="00150aa6"/>
    </style:style>
    <style:style style:name="P6" style:family="paragraph" style:parent-style-name="Standard" style:list-style-name="L1">
      <style:text-properties officeooo:rsid="00257391" officeooo:paragraph-rsid="00149484"/>
    </style:style>
    <style:style style:name="P7" style:family="paragraph" style:parent-style-name="Standard" style:list-style-name="L2">
      <style:text-properties officeooo:rsid="00150aa6" officeooo:paragraph-rsid="00150aa6"/>
    </style:style>
    <style:style style:name="P8" style:family="paragraph" style:parent-style-name="Standard" style:list-style-name="L2">
      <style:text-properties officeooo:rsid="0016f6a6" officeooo:paragraph-rsid="0016f6a6"/>
    </style:style>
    <style:style style:name="P9" style:family="paragraph" style:parent-style-name="Standard">
      <style:text-properties officeooo:rsid="0016f6a6" officeooo:paragraph-rsid="0016f6a6"/>
    </style:style>
    <style:style style:name="P10" style:family="paragraph" style:parent-style-name="Standard" style:list-style-name="L2">
      <style:text-properties officeooo:rsid="00189033" officeooo:paragraph-rsid="00189033"/>
    </style:style>
    <style:style style:name="P11" style:family="paragraph" style:parent-style-name="Standard">
      <style:text-properties officeooo:rsid="00195727" officeooo:paragraph-rsid="00195727"/>
    </style:style>
    <style:style style:name="P12" style:family="paragraph" style:parent-style-name="Standard">
      <style:text-properties officeooo:rsid="001a1071" officeooo:paragraph-rsid="001a1071"/>
    </style:style>
    <style:style style:name="T1" style:family="text">
      <style:text-properties officeooo:rsid="0028e549"/>
    </style:style>
    <style:style style:name="T2" style:family="text">
      <style:text-properties officeooo:rsid="00149484"/>
    </style:style>
    <style:style style:name="T3" style:family="text">
      <style:text-properties officeooo:rsid="00189033"/>
    </style:style>
    <style:style style:name="T4" style:family="text">
      <style:text-properties officeooo:rsid="00195197"/>
    </style:style>
    <style:style style:name="T5" style:family="text">
      <style:text-properties officeooo:rsid="001b4d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I learned to stop worrying and love the debugger</text:p>
      <text:p text:style-name="P2"><text:tab/><text:span text:style-name="T2">Learning how to program is as much learning the conceptual backing of programming concepts as it is analyzing your code to find and fix all of the errors. <text:s/>Debugging in and of itself is a daunting concept to the programming beginner, and in this post I hope to elucidate some of the common techniques that one can use to find and fix bugs with ease.</text:span></text:p>
      <text:p text:style-name="P2"><text:span text:style-name="T2"><text:tab/>Though debugging can seem quite complex at first the following methods will show that any programmer has a myriad of tools at their disposal. <text:s/>The sooner you learn to utilize the debugger, the sooner you will find your moments of helpless confusion being replaced by the thorough, methodical approach of working through exactly how your code is executing, and therefore why the thing you are expecting to happen is not occurring.</text:span></text:p>
      <text:list xml:id="list5280908149545548013" text:style-name="L2">
        <text:list-item>
          <text:p text:style-name="P7">The console log statement. <text:s/>At first I disliked the concept of console logs- I tried to convince myself that using the pure debugging tools w<text:span text:style-name="T3">as</text:span> a better way to do things. <text:s/>After working with quite a few fans of the 'log I find myself utilizing it on a near daily basis. <text:s/>If you like the visual output of seeing exactly what a variable contains, put a console log statement into your code before the broken step occurs, and you will be able to verify that the variable is what you think it is, or that it isn't. <text:s/>Some specific techniques for making the most of your console log statements:</text:p>
          <text:list>
            <text:list-item>
              <text:p text:style-name="P7">Log a line of “================” before and after your target line. <text:s/>It makes it much easier to read the output from, for example, a server stack trace where the output would otherwise blend into the surrounding error messages.</text:p>
            </text:list-item>
            <text:list-item>
              <text:p text:style-name="P10">Be as specific as possible when picking a variable to log.</text:p>
              <text:list>
                <text:list-item>
                  <text:p text:style-name="P10">If the variable in question is, for example, a response or request object, adding in the specific key within the object that you are trying to look at will greatly reduce the output <text:span text:style-name="T4">and limit what is logged to the console to a few lines at most. <text:s/>More than that and the extra time you spend examining the object will detract from your overall flow.</text:span></text:p>
                </text:list-item>
              </text:list>
            </text:list-item>
          </text:list>
        </text:list-item>
        <text:list-item>
          <text:p text:style-name="P8">The Rubber duck method. <text:s/>Somewhat jokingly and somewhat seriously referred to as the rubber duck method, this method of debugging involves “teaching” your code aloud to an inanimate object such as your favorite rubber ducky. <text:s/><text:span text:style-name="T4">Though the need for this can be removed by working with a partner or in a group setting, when working alone it can be invaluable to explain to something, if not someone, exactly what your code is supposed to be doing. <text:s/>This has the effect of forcing you to break down exactly what each line of code is meant to do, and in a lot of cases, <text:s/>can quickly and easily point you to problem areas within your code.</text:span></text:p>
        </text:list-item>
      </text:list>
      <text:p text:style-name="P9"/>
      <text:p text:style-name="P11">The previous two methods are great to utilize when dealing with simple problems, but the serious debugger will learn how to use the developer tools, and for the purpose of this post, the Chrome Developer tools, when the problems in the code they are writing are not so easily elucidated.</text:p>
      <text:p text:style-name="P11"/>
      <text:p text:style-name="P12">A great area of the developer tools to start with is the snippets section. <text:s text:c="3"/>Open the console with ctrl + shift+ I, or whatever the equivalent is on your OS of choice, and navigate to the sources tab. <text:s/>There you will see several options; click on the snippets section to get started. <text:s/>Snippets give you the ability to create <text:s/>and save code files, and then run them using the full power of the Chrome Developer tools. <text:s/>To get started, simply right click and select new in the spaces under the snippets tag, and rename the file if you wish. <text:s/>Copy <text:span text:style-name="T5">your code into the middle section, between the saved files on the left and the debugger tools on the right, or write it from scratch if you are so inclined. <text:s text:c="2"/>It is always helpful to have first checked for syntax errors by using a REPL or a Linter</text:span></text:p>
      <text:p text:style-name="P2"/>
      <text:p text:style-name="P2"/>
      <text:p text:style-name="P2"/>
      <text:p text:style-name="P5"/>
      <text:list xml:id="list8989964258340296818" text:style-name="L1">
        <text:list-item>
          <text:list>
            <text:list-item>
              <text:p text:style-name="P4"><text:soft-page-break/>Breakpoints/ Debugger statements- my personal favorite- allow you to pause the code on any particular line, and dive in deeper to see exactly how the code is being executed.</text:p>
              <text:list>
                <text:list-item>
                  <text:p text:style-name="P6">To take this a step further- you can add a conditional to either of those so that the execution only pauses if a certain condition is met. <text:s/><text:span text:style-name="T1">For example, if you want to check if <text:s/>something is undefined and if so why it is that way, you can create a conditional so that the execution will only pause if the value in question is undefined, but will otherwise continue to run.</text:span></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23:50:14.518883268</meta:creation-date>
    <dc:date>2016-05-21T00:24:30.483967987</dc:date>
    <meta:editing-duration>PT32M37S</meta:editing-duration>
    <meta:editing-cycles>9</meta:editing-cycles>
    <meta:generator>LibreOffice/4.2.8.2$Linux_X86_64 LibreOffice_project/420m0$Build-2</meta:generator>
    <meta:document-statistic meta:table-count="0" meta:image-count="0" meta:object-count="0" meta:page-count="2" meta:paragraph-count="12" meta:word-count="788" meta:character-count="4324" meta:non-whitespace-character-count="3529"/>
  </office:meta>
</office:document-meta>
</file>